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tive-country</text:p>
          </table:table-cell>
          <table:table-cell office:value-type="string" calcext:value-type="string">
            <text:p><text:s text:c="3"/>outpu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Holand-Netherlan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<text:s/>Dominican-Republic</text:p>
          </table:table-cell>
          <table:table-cell office:value-type="float" office:value="0.028571" calcext:value-type="float">
            <text:p>0.028571</text:p>
          </table:table-cell>
          <table:table-cell table:style-name="ce1" office:value-type="string" calcext:value-type="string">
            <text:p>Low</text:p>
          </table:table-cell>
          <table:table-cell/>
          <table:table-cell office:value-type="string" calcext:value-type="string">
            <text:p><text:s/>Puerto-Rico</text:p>
          </table:table-cell>
          <table:table-cell office:value-type="float" office:value="0.105263" calcext:value-type="float">
            <text:p>0.105263</text:p>
          </table:table-cell>
          <table:table-cell table:style-name="ce1" office:value-type="string" calcext:value-type="string">
            <text:p>0.1-0.2</text:p>
          </table:table-cell>
          <table:table-cell/>
        </table:table-row>
        <table:table-row table:style-name="ro1">
          <table:table-cell office:value-type="string" calcext:value-type="string">
            <text:p><text:s/>Outlying-US(Guam-USVI-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<text:s/>Columbia</text:p>
          </table:table-cell>
          <table:table-cell office:value-type="float" office:value="0.033898" calcext:value-type="float">
            <text:p>0.033898</text:p>
          </table:table-cell>
          <table:table-cell table:style-name="ce1" office:value-type="string" calcext:value-type="string">
            <text:p>Low</text:p>
          </table:table-cell>
          <table:table-cell/>
          <table:table-cell office:value-type="string" calcext:value-type="string">
            <text:p><text:s/>Trinadad&amp;Tobago</text:p>
          </table:table-cell>
          <table:table-cell office:value-type="float" office:value="0.105263" calcext:value-type="float">
            <text:p>0.105263</text:p>
          </table:table-cell>
          <table:table-cell table:style-name="ce1" office:value-type="string" calcext:value-type="string">
            <text:p>0.1-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<text:s/>Guatemala</text:p>
          </table:table-cell>
          <table:table-cell office:value-type="float" office:value="0.046875" calcext:value-type="float">
            <text:p>0.046875</text:p>
          </table:table-cell>
          <table:table-cell table:style-name="ce1" office:value-type="string" calcext:value-type="string">
            <text:p>Low</text:p>
          </table:table-cell>
          <table:table-cell/>
          <table:table-cell office:value-type="string" calcext:value-type="string">
            <text:p><text:s/>Portugal</text:p>
          </table:table-cell>
          <table:table-cell office:value-type="float" office:value="0.108108" calcext:value-type="float">
            <text:p>0.108108</text:p>
          </table:table-cell>
          <table:table-cell table:style-name="ce1" office:value-type="string" calcext:value-type="string">
            <text:p>0.1-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<text:s/>Mexico</text:p>
          </table:table-cell>
          <table:table-cell office:value-type="float" office:value="0.051322" calcext:value-type="float">
            <text:p>0.051322</text:p>
          </table:table-cell>
          <table:table-cell table:style-name="ce1" office:value-type="string" calcext:value-type="string">
            <text:p>Low</text:p>
          </table:table-cell>
          <table:table-cell/>
          <table:table-cell office:value-type="string" calcext:value-type="string">
            <text:p><text:s/>Laos</text:p>
          </table:table-cell>
          <table:table-cell office:value-type="float" office:value="0.111111" calcext:value-type="float">
            <text:p>0.111111</text:p>
          </table:table-cell>
          <table:table-cell table:style-name="ce1" office:value-type="string" calcext:value-type="string">
            <text:p>0.1-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<text:s/>Nicaragua</text:p>
          </table:table-cell>
          <table:table-cell office:value-type="float" office:value="0.058824" calcext:value-type="float">
            <text:p>0.058824</text:p>
          </table:table-cell>
          <table:table-cell table:style-name="ce1" office:value-type="string" calcext:value-type="string">
            <text:p>Low</text:p>
          </table:table-cell>
          <table:table-cell/>
          <table:table-cell office:value-type="string" calcext:value-type="string">
            <text:p><text:s/>Jamaica</text:p>
          </table:table-cell>
          <table:table-cell office:value-type="float" office:value="0.123457" calcext:value-type="float">
            <text:p>0.123457</text:p>
          </table:table-cell>
          <table:table-cell table:style-name="ce1" office:value-type="string" calcext:value-type="string">
            <text:p>0.1-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<text:s/>Peru</text:p>
          </table:table-cell>
          <table:table-cell office:value-type="float" office:value="0.064516" calcext:value-type="float">
            <text:p>0.064516</text:p>
          </table:table-cell>
          <table:table-cell table:style-name="ce1" office:value-type="string" calcext:value-type="string">
            <text:p>Low</text:p>
          </table:table-cell>
          <table:table-cell/>
          <table:table-cell office:value-type="string" calcext:value-type="string">
            <text:p><text:s/>Ecuador</text:p>
          </table:table-cell>
          <table:table-cell office:value-type="float" office:value="0.142857" calcext:value-type="float">
            <text:p>0.142857</text:p>
          </table:table-cell>
          <table:table-cell table:style-name="ce1" office:value-type="string" calcext:value-type="string">
            <text:p>0.1-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<text:s/>Vietnam</text:p>
          </table:table-cell>
          <table:table-cell office:value-type="float" office:value="0.074627" calcext:value-type="float">
            <text:p>0.074627</text:p>
          </table:table-cell>
          <table:table-cell table:style-name="ce1" office:value-type="string" calcext:value-type="string">
            <text:p>Low</text:p>
          </table:table-cell>
          <table:table-cell/>
          <table:table-cell office:value-type="string" calcext:value-type="string">
            <text:p><text:s/>Thailand</text:p>
          </table:table-cell>
          <table:table-cell office:value-type="float" office:value="0.166667" calcext:value-type="float">
            <text:p>0.166667</text:p>
          </table:table-cell>
          <table:table-cell table:style-name="ce1" office:value-type="string" calcext:value-type="string">
            <text:p>0.1-0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<text:s/>Honduras</text:p>
          </table:table-cell>
          <table:table-cell office:value-type="float" office:value="0.076923" calcext:value-type="float">
            <text:p>0.076923</text:p>
          </table:table-cell>
          <table:table-cell table:style-name="ce1" office:value-type="string" calcext:value-type="string">
            <text:p>Low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<text:s/>El-Salvador</text:p>
          </table:table-cell>
          <table:table-cell office:value-type="float" office:value="0.084906" calcext:value-type="float">
            <text:p>0.084906</text:p>
          </table:table-cell>
          <table:table-cell table:style-name="ce1" office:value-type="string" calcext:value-type="string">
            <text:p>Low</text:p>
          </table:table-cell>
          <table:table-cell/>
          <table:table-cell office:value-type="string" calcext:value-type="string">
            <text:p><text:s/>Poland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0.2-0.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<text:s/>Haiti</text:p>
          </table:table-cell>
          <table:table-cell office:value-type="float" office:value="0.090909" calcext:value-type="float">
            <text:p>0.090909</text:p>
          </table:table-cell>
          <table:table-cell table:style-name="ce1" office:value-type="string" calcext:value-type="string">
            <text:p>Low</text:p>
          </table:table-cell>
          <table:table-cell/>
          <table:table-cell office:value-type="string" calcext:value-type="string">
            <text:p><text:s/>South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0.2-0.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Ireland</text:p>
          </table:table-cell>
          <table:table-cell office:value-type="float" office:value="0.208333" calcext:value-type="float">
            <text:p>0.208333</text:p>
          </table:table-cell>
          <table:table-cell table:style-name="ce1" office:value-type="string" calcext:value-type="string">
            <text:p>0.2-0.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Hungary</text:p>
          </table:table-cell>
          <table:table-cell office:value-type="float" office:value="0.230769" calcext:value-type="float">
            <text:p>0.230769</text:p>
          </table:table-cell>
          <table:table-cell table:style-name="ce1" office:value-type="string" calcext:value-type="string">
            <text:p>0.2-0.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United-States</text:p>
          </table:table-cell>
          <table:table-cell office:value-type="float" office:value="0.245835" calcext:value-type="float">
            <text:p>0.245835</text:p>
          </table:table-cell>
          <table:table-cell table:style-name="ce1" office:value-type="string" calcext:value-type="string">
            <text:p>0.2-0.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Scotland</text:p>
          </table:table-cell>
          <table:table-cell office:value-type="float" office:value="0.25" calcext:value-type="float">
            <text:p>0.25</text:p>
          </table:table-cell>
          <table:table-cell table:style-name="ce1" office:value-type="string" calcext:value-type="string">
            <text:p>0.2-0.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?</text:p>
          </table:table-cell>
          <table:table-cell office:value-type="float" office:value="0.250429" calcext:value-type="float">
            <text:p>0.250429</text:p>
          </table:table-cell>
          <table:table-cell table:style-name="ce1" office:value-type="string" calcext:value-type="string">
            <text:p>0.2-0.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Cuba</text:p>
          </table:table-cell>
          <table:table-cell office:value-type="float" office:value="0.263158" calcext:value-type="float">
            <text:p>0.263158</text:p>
          </table:table-cell>
          <table:table-cell table:style-name="ce1" office:value-type="string" calcext:value-type="string">
            <text:p>0.2-0.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China</text:p>
          </table:table-cell>
          <table:table-cell office:value-type="float" office:value="0.266667" calcext:value-type="float">
            <text:p>0.266667</text:p>
          </table:table-cell>
          <table:table-cell table:style-name="ce1" office:value-type="string" calcext:value-type="string">
            <text:p>0.2-0.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Greece</text:p>
          </table:table-cell>
          <table:table-cell office:value-type="float" office:value="0.275862" calcext:value-type="float">
            <text:p>0.275862</text:p>
          </table:table-cell>
          <table:table-cell table:style-name="ce1" office:value-type="string" calcext:value-type="string">
            <text:p>0.2-0.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Hong</text:p>
          </table:table-cell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0.3-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Philippines</text:p>
          </table:table-cell>
          <table:table-cell office:value-type="float" office:value="0.308081" calcext:value-type="float">
            <text:p>0.308081</text:p>
          </table:table-cell>
          <table:table-cell table:style-name="ce1" office:value-type="string" calcext:value-type="string">
            <text:p>0.3-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Germany</text:p>
          </table:table-cell>
          <table:table-cell office:value-type="float" office:value="0.321168" calcext:value-type="float">
            <text:p>0.321168</text:p>
          </table:table-cell>
          <table:table-cell table:style-name="ce1" office:value-type="string" calcext:value-type="string">
            <text:p>0.3-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Canada</text:p>
          </table:table-cell>
          <table:table-cell office:value-type="float" office:value="0.322314" calcext:value-type="float">
            <text:p>0.322314</text:p>
          </table:table-cell>
          <table:table-cell table:style-name="ce1" office:value-type="string" calcext:value-type="string">
            <text:p>0.3-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<text:s/></text:p>
          </table:table-cell>
          <table:table-cell office:value-type="string" calcext:value-type="string">
            <text:p><text:s/>England</text:p>
          </table:table-cell>
          <table:table-cell office:value-type="float" office:value="0.333333" calcext:value-type="float">
            <text:p>0.333333</text:p>
          </table:table-cell>
          <table:table-cell table:style-name="ce1" office:value-type="string" calcext:value-type="string">
            <text:p>0.3-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Italy</text:p>
          </table:table-cell>
          <table:table-cell office:value-type="float" office:value="0.342466" calcext:value-type="float">
            <text:p>0.342466</text:p>
          </table:table-cell>
          <table:table-cell table:style-name="ce1" office:value-type="string" calcext:value-type="string">
            <text:p>0.3-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Cambodia</text:p>
          </table:table-cell>
          <table:table-cell office:value-type="float" office:value="0.368421" calcext:value-type="float">
            <text:p>0.368421</text:p>
          </table:table-cell>
          <table:table-cell table:style-name="ce1" office:value-type="string" calcext:value-type="string">
            <text:p>0.3-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Yugoslavia</text:p>
          </table:table-cell>
          <table:table-cell office:value-type="float" office:value="0.375" calcext:value-type="float">
            <text:p>0.375</text:p>
          </table:table-cell>
          <table:table-cell table:style-name="ce1" office:value-type="string" calcext:value-type="string">
            <text:p>0.3-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Japan</text:p>
          </table:table-cell>
          <table:table-cell office:value-type="float" office:value="0.387097" calcext:value-type="float">
            <text:p>0.387097</text:p>
          </table:table-cell>
          <table:table-cell table:style-name="ce1" office:value-type="string" calcext:value-type="string">
            <text:p>0.3-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Taiwan</text:p>
          </table:table-cell>
          <table:table-cell office:value-type="float" office:value="0.392157" calcext:value-type="float">
            <text:p>0.392157</text:p>
          </table:table-cell>
          <table:table-cell table:style-name="ce1" office:value-type="string" calcext:value-type="string">
            <text:p>0.3-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India</text:p>
          </table:table-cell>
          <table:table-cell office:value-type="float" office:value="0.4" calcext:value-type="float">
            <text:p>0.4</text:p>
          </table:table-cell>
          <table:table-cell table:style-name="ce1" office:value-type="string" calcext:value-type="string">
            <text:p>Hig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France</text:p>
          </table:table-cell>
          <table:table-cell office:value-type="float" office:value="0.413793" calcext:value-type="float">
            <text:p>0.413793</text:p>
          </table:table-cell>
          <table:table-cell table:style-name="ce1"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Iran</text:p>
          </table:table-cell>
          <table:table-cell office:value-type="float" office:value="0.418605" calcext:value-type="float">
            <text:p>0.418605</text:p>
          </table:table-cell>
          <table:table-cell table:style-name="ce1" office:value-type="string" calcext:value-type="string">
            <text:p>High</text:p>
          </table:table-cell>
          <table:table-cell/>
        </table:table-row>
        <table:table-row table:style-name="ro1" table:number-rows-repeated="10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104853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2:Sheet1.B4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23:22:21.611973283</meta:creation-date>
    <dc:date>2020-03-30T23:39:27.913943335</dc:date>
    <meta:editing-duration>PT6M55S</meta:editing-duration>
    <meta:editing-cycles>2</meta:editing-cycles>
    <meta:generator>LibreOffice/6.0.7.3$Linux_X86_64 LibreOffice_project/00m0$Build-3</meta:generator>
    <meta:document-statistic meta:table-count="1" meta:cell-count="132" meta:object-count="0"/>
  </office:meta>
</office:document-meta>
</file>